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  <style:text-properties fo:color="#000000"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905cm" svg:height="1.905cm" svg:x="0.254cm" svg:y="2.159cm">
          <text:p text:style-name="P1"><text:span text:style-name="T1">chunk</text:span></text:p>
          <text:p text:style-name="P1"><text:span text:style-name="T1">W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3" draw:id="id3" draw:layer="layout" svg:width="3.81cm" svg:height="1.27cm" svg:x="3.429cm" svg:y="2.794cm">
          <text:p text:style-name="P3"><text:span text:style-name="T2">ProcessingAlgorithm</text:span></text:p>
          <text:p text:style-name="P3"><text:span text:style-name="T3">(ProcessingPropertie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81cm" svg:height="1.27cm" svg:x="3.429cm" svg:y="4.699cm">
          <text:p text:style-name="P3"><text:span text:style-name="T2">ProcessingScri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175cm" svg:height="1.905cm" svg:x="14.859cm" svg:y="2.159cm">
          <text:p text:style-name="P1"><text:span text:style-name="T1">Accumulation</text:span><text:span text:style-name="T1"><text:line-break/></text:span><text:span text:style-name="T1">Workspac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2" xml:id="id4" draw:id="id4" draw:layer="layout" svg:width="1.905cm" svg:height="1.905cm" svg:x="8.509cm" svg:y="2.159cm">
          <text:p text:style-name="P1"><text:span text:style-name="T1">process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2.159cm" svg:y1="3.112cm" svg:x2="3.429cm" svg:y2="5.334cm" draw:start-shape="id1" draw:start-glue-point="7" draw:end-shape="id2" draw:end-glue-point="3" svg:d="m2159 3112h635v2222h635">
          <text:p/>
        </draw:connector>
        <draw:connector draw:style-name="gr3" draw:text-style-name="P4" draw:layer="layout" svg:x1="2.159cm" svg:y1="3.112cm" svg:x2="3.429cm" svg:y2="3.429cm" draw:start-shape="id1" draw:start-glue-point="7" draw:end-shape="id3" draw:end-glue-point="3" svg:d="m2159 3112h635v317h635">
          <text:p/>
        </draw:connector>
        <draw:custom-shape draw:style-name="gr2" draw:text-style-name="P3" xml:id="id6" draw:id="id6" draw:layer="layout" svg:width="1.905cm" svg:height="1.27cm" svg:x="11.684cm" svg:y="4.699cm">
          <text:p text:style-name="P3"><text:span text:style-name="T2">App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1.905cm" svg:height="1.27cm" svg:x="11.684cm" svg:y="0.889cm">
          <text:p text:style-name="P3"><text:span text:style-name="T2">Ad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1.905cm" svg:height="1.27cm" svg:x="11.684cm" svg:y="2.794cm">
          <text:p text:style-name="P3"><text:span text:style-name="T2">Replac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239cm" svg:y1="5.334cm" svg:x2="8.509cm" svg:y2="3.111cm" draw:start-shape="id2" draw:start-glue-point="1" draw:end-shape="id4" svg:d="m7239 5334h635v-2223h635">
          <text:p/>
        </draw:connector>
        <draw:connector draw:style-name="gr3" draw:text-style-name="P4" draw:layer="layout" svg:x1="7.239cm" svg:y1="3.429cm" svg:x2="8.509cm" svg:y2="3.112cm" draw:start-shape="id3" draw:start-glue-point="1" draw:end-shape="id4" draw:end-glue-point="5" svg:d="m7239 3429h635v-317h635">
          <text:p/>
        </draw:connector>
        <draw:custom-shape draw:style-name="gr4" draw:text-style-name="P3" xml:id="id5" draw:id="id5" draw:layer="layout" svg:width="3.81cm" svg:height="1.27cm" svg:x="3.429cm" svg:y="0.889cm">
          <text:p text:style-name="P4"><text:span text:style-name="T2">No Processing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.159cm" svg:y1="3.112cm" svg:x2="3.429cm" svg:y2="1.524cm" draw:start-shape="id1" draw:start-glue-point="7" draw:end-shape="id5" svg:d="m2159 3112h635v-1588h635">
          <text:p/>
        </draw:connector>
        <draw:connector draw:style-name="gr3" draw:text-style-name="P4" draw:layer="layout" svg:x1="7.239cm" svg:y1="1.524cm" svg:x2="8.509cm" svg:y2="3.112cm" draw:start-shape="id5" draw:start-glue-point="1" draw:end-shape="id4" draw:end-glue-point="5" svg:d="m7239 1524h635v1588h635">
          <text:p/>
        </draw:connector>
        <draw:connector draw:style-name="gr3" draw:text-style-name="P4" draw:layer="layout" svg:x1="10.414cm" svg:y1="3.112cm" svg:x2="11.684cm" svg:y2="5.334cm" draw:start-shape="id4" draw:start-glue-point="7" draw:end-shape="id6" draw:end-glue-point="3" svg:d="m10414 3112h635v2222h635">
          <text:p/>
        </draw:connector>
        <draw:connector draw:style-name="gr3" draw:text-style-name="P4" draw:layer="layout" svg:x1="10.414cm" svg:y1="3.112cm" svg:x2="11.684cm" svg:y2="3.429cm" draw:start-shape="id4" draw:start-glue-point="7" draw:end-shape="id7" draw:end-glue-point="3" svg:d="m10414 3112h635v317h635">
          <text:p/>
        </draw:connector>
        <draw:connector draw:style-name="gr3" draw:text-style-name="P4" draw:layer="layout" svg:x1="10.414cm" svg:y1="3.112cm" svg:x2="11.684cm" svg:y2="1.524cm" draw:start-shape="id4" draw:start-glue-point="7" draw:end-shape="id8" svg:d="m10414 3112h635v-1588h635">
          <text:p/>
        </draw:connector>
        <draw:connector draw:style-name="gr3" draw:text-style-name="P4" draw:layer="layout" svg:x1="13.589cm" svg:y1="3.429cm" svg:x2="14.859cm" svg:y2="3.112cm" draw:start-shape="id7" draw:start-glue-point="1" draw:end-shape="id9" draw:end-glue-point="5" svg:d="m13589 3429h634v-317h636">
          <text:p/>
        </draw:connector>
        <draw:connector draw:style-name="gr3" draw:text-style-name="P4" draw:layer="layout" svg:x1="13.589cm" svg:y1="5.334cm" svg:x2="14.859cm" svg:y2="3.112cm" draw:start-shape="id6" draw:start-glue-point="1" draw:end-shape="id9" draw:end-glue-point="5" svg:d="m13589 5334h634v-2222h636">
          <text:p/>
        </draw:connector>
        <draw:connector draw:style-name="gr3" draw:text-style-name="P4" draw:layer="layout" svg:x1="13.589cm" svg:y1="1.524cm" svg:x2="14.859cm" svg:y2="3.112cm" draw:start-shape="id8" draw:start-glue-point="1" draw:end-shape="id9" draw:end-glue-point="5" svg:d="m13589 1524h634v1588h636">
          <text:p/>
        </draw:connector>
        <draw:custom-shape draw:style-name="gr2" draw:text-style-name="P3" xml:id="id10" draw:id="id10" draw:layer="layout" svg:width="5.08cm" svg:height="1.27cm" svg:x="19.304cm" svg:y="2.794cm">
          <text:p text:style-name="P3"><text:span text:style-name="T2">PostProcessingAlgorithm</text:span></text:p>
          <text:p text:style-name="P3"><text:span text:style-name="T3">(ProcessingPropertie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5.08cm" svg:height="1.27cm" svg:x="19.304cm" svg:y="4.699cm">
          <text:p text:style-name="P3"><text:span text:style-name="T2">PostProcessingScript</text:span></text:p>
          <draw:enhanced-geometry svg:viewBox="0 0 21600 21600" draw:type="rectangle" draw:enhanced-path="M 0 0 L 21600 0 21600 21600 0 21600 0 0 Z N"/>
        </draw:custom-shape>
        <draw:connector draw:style-name="gr3" draw:text-style-name="P4" xml:id="id14" draw:id="id14" draw:layer="layout" svg:x1="24.384cm" svg:y1="3.429cm" svg:x2="24.384cm" svg:y2="3.429cm" draw:start-shape="id10" draw:start-glue-point="1" svg:d="m24384 3429">
          <text:p/>
        </draw:connector>
        <draw:custom-shape draw:style-name="gr4" draw:text-style-name="P3" xml:id="id11" draw:id="id11" draw:layer="layout" svg:width="5.08cm" svg:height="1.27cm" svg:x="19.304cm" svg:y="0.889cm">
          <text:p text:style-name="P4"><text:span text:style-name="T2">No Post Processing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8.034cm" svg:y1="3.112cm" svg:x2="19.304cm" svg:y2="1.524cm" draw:start-shape="id9" draw:start-glue-point="7" draw:end-shape="id11" svg:d="m18034 3112h635v-1588h635">
          <text:p/>
        </draw:connector>
        <draw:connector draw:style-name="gr3" draw:text-style-name="P4" draw:layer="layout" svg:x1="18.034cm" svg:y1="3.112cm" svg:x2="19.304cm" svg:y2="3.429cm" draw:start-shape="id9" draw:start-glue-point="7" draw:end-shape="id10" svg:d="m18034 3112h635v317h635">
          <text:p/>
        </draw:connector>
        <draw:connector draw:style-name="gr3" draw:text-style-name="P4" draw:layer="layout" svg:x1="18.034cm" svg:y1="3.112cm" svg:x2="19.304cm" svg:y2="5.334cm" draw:start-shape="id9" draw:start-glue-point="7" draw:end-shape="id12" draw:end-glue-point="3" svg:d="m18034 3112h635v2222h635">
          <text:p/>
        </draw:connector>
        <draw:custom-shape draw:style-name="gr1" draw:text-style-name="P2" xml:id="id13" draw:id="id13" draw:layer="layout" svg:width="3.175cm" svg:height="1.905cm" svg:x="25.654cm" svg:y="2.159cm">
          <text:p text:style-name="P1"><text:span text:style-name="T1">Output</text:span><text:span text:style-name="T1"><text:line-break/></text:span><text:span text:style-name="T1">Workspac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4" draw:layer="layout" svg:x1="24.384cm" svg:y1="5.334cm" svg:x2="25.654cm" svg:y2="3.111cm" draw:start-shape="id12" draw:start-glue-point="1" draw:end-shape="id13" svg:d="m24384 5334h635v-2223h635">
          <text:p/>
        </draw:connector>
        <draw:connector draw:style-name="gr3" draw:text-style-name="P4" draw:layer="layout" svg:x1="24.384cm" svg:y1="3.429cm" svg:x2="25.654cm" svg:y2="3.112cm" draw:start-shape="id14" draw:start-glue-point="0" draw:end-shape="id13" draw:end-glue-point="5" svg:d="m24384 3429h635v-317h635">
          <text:p/>
        </draw:connector>
        <draw:connector draw:style-name="gr3" draw:text-style-name="P4" draw:layer="layout" svg:x1="24.384cm" svg:y1="1.524cm" svg:x2="25.654cm" svg:y2="3.112cm" draw:start-shape="id11" draw:end-shape="id13" draw:end-glue-point="5" svg:d="m24384 1524h635v1588h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9.21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nik Zikovsky</meta:initial-creator>
    <meta:creation-date>2012-03-02T15:49:30</meta:creation-date>
    <meta:generator>LibreOffice/3.3$Unix LibreOffice_project/330m19$Build-401</meta:generator>
    <dc:date>2012-03-02T16:06:41</dc:date>
    <dc:creator>Janik Zikovsky</dc:creator>
    <meta:editing-duration>PT17M12S</meta:editing-duration>
    <meta:editing-cycles>10</meta:editing-cycles>
    <meta:document-statistic meta:object-count="32"/>
  </office:meta>
</office:document-meta>
</file>